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a xlink:href="https://github.com/ShilpiGP/ShilpiSimplilearn.git" office:target-frame-name="_top" xlink:show="replace"><text:span text:style-name="T2">https://github.com/ShilpiGP/ShilpiSimplilearn.git</text:span></text:a></text:p>
      <text:p text:style-name="Standard"/>
      <text:p text:style-name="Standard">One time password :- 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</text:p>
      <text:p text:style-name="Standard"/>
      <text:p text:style-name="Standard"/>
      <text:p text:style-name="Standard"/>
      <text:p text:style-name="Standard"/>
      <text:p text:style-name="P3">https://github.com/ShilpiGP/Shilpipracticehome</text:p>
      <text:p text:style-name="Standard"/>
      <text:p text:style-name="Standard">ghp_6BhWhlEdZsxRRhsRntKLhiAgK5HYqb1QTKM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hilpi Gupta</dc:creator>
    <meta:creation-date>2021-09-05T05:23:00Z</meta:creation-date>
    <dc:date>2021-09-06T19:30:00Z</dc:date>
    <meta:template xlink:href="Normal" xlink:type="simple"/>
    <meta:editing-cycles>3</meta:editing-cycles>
    <meta:editing-duration>PT240S</meta:editing-duration>
    <meta:document-statistic meta:page-count="1" meta:paragraph-count="3" meta:word-count="47" meta:character-count="270" meta:row-count="20" meta:non-whitespace-character-count="226"/>
  </office:meta>
</office:document-meta>
</file>